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 Light1" svg:font-family="'Calibri Light'" style:font-pitch="variable"/>
    <style:font-face style:name="Calibri Light2" svg:font-family="'Calibri Light'" style:font-adornments="Light" style:font-pitch="variable"/>
    <style:font-face style:name="Lato Hairline1" svg:font-family="'Lato Hairline'" style:font-pitch="variable"/>
    <style:font-face style:name="Lato Thin" svg:font-family="'Lato Thin'" style:font-pitch="variable"/>
    <style:font-face style:name="Lato Thin1" svg:font-family="'Lato Thin'" style:font-adornments="Thin" style:font-pitch="variable"/>
    <style:font-face style:name="Segoe UI Semilight" svg:font-family="'Segoe UI Semilight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ato Hairline" svg:font-family="'Lato Hairlin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officeooo:rsid="00144179" officeooo:paragraph-rsid="00144179" fo:background-color="#ffffff" style:font-name-asian="Times New Roman1" style:font-name-complex="Times New Roman1" style:font-weight-complex="bold"/>
    </style:style>
    <style:style style:name="P2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officeooo:paragraph-rsid="0011d00d" fo:background-color="#ffffff" style:font-name-asian="Times New Roman1" style:font-name-complex="Times New Roman1" style:font-weight-complex="bold"/>
    </style:style>
    <style:style style:name="P3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style:font-name-asian="Times New Roman1" style:font-name-complex="Times New Roman1" style:font-weight-complex="bold"/>
    </style:style>
    <style:style style:name="P4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officeooo:paragraph-rsid="0011d00d" style:font-name-asian="Times New Roman1" style:font-name-complex="Times New Roman1" style:font-weight-complex="bold"/>
    </style:style>
    <style:style style:name="P5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officeooo:rsid="0011d00d" officeooo:paragraph-rsid="001e8596" style:font-name-asian="Times New Roman1" style:font-name-complex="Times New Roman1" style:font-weight-complex="bold"/>
    </style:style>
    <style:style style:name="P6" style:family="paragraph" style:parent-style-name="Standard">
      <style:paragraph-properties fo:margin-top="0in" fo:margin-bottom="0in" loext:contextual-spacing="false" fo:line-height="0.2in" style:shadow="none"/>
      <style:text-properties fo:color="#000000" officeooo:rsid="00144179" officeooo:paragraph-rsid="00219955" fo:background-color="#ffffff" style:font-name-asian="Times New Roman1" style:font-name-complex="Times New Roman1" style:font-weight-complex="bold"/>
    </style:style>
    <style:style style:name="P7" style:family="paragraph" style:parent-style-name="Standard">
      <style:paragraph-properties fo:margin-top="0in" fo:margin-bottom="0in" loext:contextual-spacing="false" fo:line-height="0.2in" style:shadow="none"/>
    </style:style>
    <style:style style:name="P8" style:family="paragraph" style:parent-style-name="Standard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officeooo:paragraph-rsid="0011d00d"/>
    </style:style>
    <style:style style:name="P9" style:family="paragraph" style:parent-style-name="Standard">
      <style:paragraph-properties fo:margin-top="0in" fo:margin-bottom="0in" loext:contextual-spacing="false" fo:line-height="0.2in" style:shadow="none"/>
      <style:text-properties officeooo:paragraph-rsid="0011d00d"/>
    </style:style>
    <style:style style:name="P10" style:family="paragraph" style:parent-style-name="Standard">
      <style:paragraph-properties fo:margin-top="0in" fo:margin-bottom="0in" loext:contextual-spacing="false" fo:line-height="0.2in" style:shadow="none"/>
      <style:text-properties officeooo:paragraph-rsid="001e8596"/>
    </style:style>
    <style:style style:name="P11" style:family="paragraph" style:parent-style-name="Standard">
      <style:paragraph-properties fo:margin-top="0in" fo:margin-bottom="0in" loext:contextual-spacing="false" fo:line-height="0.2in" style:shadow="none"/>
      <style:text-properties officeooo:paragraph-rsid="002705aa"/>
    </style:style>
    <style:style style:name="P12" style:family="paragraph" style:parent-style-name="Standard">
      <style:paragraph-properties fo:margin-top="0in" fo:margin-bottom="0in" loext:contextual-spacing="false" fo:line-height="0.3in" fo:text-align="start" style:justify-single-word="false" style:shadow="none"/>
      <style:text-properties fo:color="#666666" style:font-name="Lato Thin" fo:font-size="14pt" fo:font-weight="normal" officeooo:paragraph-rsid="0010dfe8" style:font-name-asian="Times New Roman1" style:font-size-asian="14pt" style:font-weight-asian="normal" style:font-name-complex="Times New Roman1" style:font-size-complex="14pt" style:font-weight-complex="normal"/>
    </style:style>
    <style:style style:name="P13" style:family="paragraph" style:parent-style-name="Standard">
      <style:paragraph-properties fo:margin-top="0in" fo:margin-bottom="0in" loext:contextual-spacing="false" fo:line-height="0.2in" style:shadow="none"/>
      <style:text-properties fo:color="#666666" style:font-name="Calibri Light1"/>
    </style:style>
    <style:style style:name="P14" style:family="paragraph" style:parent-style-name="Standard">
      <style:paragraph-properties fo:margin-top="0in" fo:margin-bottom="0in" loext:contextual-spacing="false" fo:line-height="0.2in" style:shadow="none"/>
      <style:text-properties style:font-name="Segoe UI Semilight" officeooo:paragraph-rsid="001e8596"/>
    </style:style>
    <style:style style:name="P15" style:family="paragraph" style:parent-style-name="Standard">
      <style:paragraph-properties fo:margin-top="0in" fo:margin-bottom="0in" loext:contextual-spacing="false" fo:line-height="0.2in" style:shadow="none"/>
      <style:text-properties officeooo:rsid="0013dc92" officeooo:paragraph-rsid="0013dc92"/>
    </style:style>
    <style:style style:name="P16" style:family="paragraph" style:parent-style-name="Standard">
      <style:paragraph-properties fo:margin-top="0in" fo:margin-bottom="0in" loext:contextual-spacing="false" fo:line-height="0.3in" fo:padding-left="0in" fo:padding-right="0in" fo:padding-top="0.0138in" fo:padding-bottom="0in" fo:border-left="none" fo:border-right="none" fo:border-top="0.26pt solid #aeaaaa" fo:border-bottom="none" style:shadow="none"/>
      <style:text-properties fo:color="#666666" style:font-name="Lato Thin" fo:font-size="14pt" officeooo:paragraph-rsid="0011d00d" style:font-name-asian="Times New Roman1" style:font-size-asian="14pt" style:font-name-complex="Times New Roman1" style:font-size-complex="14pt" style:font-weight-complex="bold"/>
    </style:style>
    <style:style style:name="P17" style:family="paragraph" style:parent-style-name="Standard">
      <style:paragraph-properties fo:margin-top="0in" fo:margin-bottom="0in" loext:contextual-spacing="false" fo:line-height="0.3in" fo:padding-left="0in" fo:padding-right="0in" fo:padding-top="0.0138in" fo:padding-bottom="0in" fo:border-left="none" fo:border-right="none" fo:border-top="0.26pt solid #aeaaaa" fo:border-bottom="none" style:shadow="none"/>
      <style:text-properties fo:color="#666666" style:font-name="Lato Thi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18" style:family="paragraph" style:parent-style-name="Frame_20_contents">
      <style:paragraph-properties fo:margin-top="0in" fo:margin-bottom="0in" loext:contextual-spacing="false" fo:line-height="100%"/>
      <style:text-properties fo:color="#666666" style:font-name="Lato Thin1" fo:font-size="12pt" officeooo:rsid="00159d25" officeooo:paragraph-rsid="00159d25" style:font-name-asian="Times New Roman1" style:font-size-asian="12pt" style:font-name-complex="Times New Roman1" style:font-size-complex="12pt"/>
    </style:style>
    <style:style style:name="P19" style:family="paragraph" style:parent-style-name="Frame_20_contents">
      <style:paragraph-properties fo:margin-top="0in" fo:margin-bottom="0in" loext:contextual-spacing="false" fo:line-height="100%"/>
      <style:text-properties fo:color="#666666" style:font-name="Lato Thin1" fo:font-size="12pt" officeooo:paragraph-rsid="00159d25" style:font-name-asian="Times New Roman1" style:font-size-asian="12pt" style:font-name-complex="Times New Roman1" style:font-size-complex="12pt"/>
    </style:style>
    <style:style style:name="P20" style:family="paragraph" style:parent-style-name="Frame_20_contents">
      <style:paragraph-properties fo:margin-top="0in" fo:margin-bottom="0in" loext:contextual-spacing="false" fo:line-height="100%"/>
      <style:text-properties fo:color="#666666" style:font-name="Lato Thin1" fo:font-size="12pt" officeooo:paragraph-rsid="00159d25" style:font-size-asian="12pt" style:font-size-complex="12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0.2in" fo:text-indent="0in" style:auto-text-indent="false" style:shadow="none"/>
      <style:text-properties officeooo:paragraph-rsid="0011d00d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0.2in" fo:text-indent="0in" style:auto-text-indent="false" style:shadow="none"/>
      <style:text-properties officeooo:paragraph-rsid="00243ec1"/>
    </style:style>
    <style:style style:name="P23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fo:color="#000000" style:font-name="Calibri Light" officeooo:paragraph-rsid="0011d00d" fo:background-color="#ffffff" style:font-name-asian="Times New Roman1" style:font-name-complex="Times New Roman1"/>
    </style:style>
    <style:style style:name="P24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fo:color="#000000" style:font-name="Calibri Light" officeooo:rsid="00374d35" officeooo:paragraph-rsid="00374d35" fo:background-color="#ffffff" style:font-name-asian="Times New Roman1" style:font-name-complex="Times New Roman1"/>
    </style:style>
    <style:style style:name="P25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fo:color="#000000" style:font-name="Calibri Light1" officeooo:paragraph-rsid="0011d00d" fo:background-color="#ffffff" style:font-name-asian="Times New Roman1" style:font-name-complex="Times New Roman1"/>
    </style:style>
    <style:style style:name="P26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officeooo:paragraph-rsid="0011d00d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0.2in" fo:text-indent="0in" style:auto-text-indent="false" style:shadow="none"/>
      <style:text-properties officeooo:paragraph-rsid="00374d35"/>
    </style:style>
    <style:style style:name="P28" style:family="paragraph" style:parent-style-name="List_20_Paragraph" style:list-style-name="WWNum25">
      <style:paragraph-properties fo:margin-top="0in" fo:margin-bottom="0in" loext:contextual-spacing="true" fo:line-height="0.2in" style:shadow="none"/>
      <style:text-properties fo:color="#000000" officeooo:paragraph-rsid="00250636" style:font-name-asian="Times New Roman1" style:font-name-complex="Times New Roman1" style:font-weight-complex="bold"/>
    </style:style>
    <style:style style:name="P29" style:family="paragraph" style:parent-style-name="List_20_Paragraph" style:list-style-name="WWNum25">
      <style:paragraph-properties fo:margin-top="0in" fo:margin-bottom="0in" loext:contextual-spacing="true" fo:line-height="0.2in" style:shadow="none"/>
      <style:text-properties fo:color="#000000" style:font-name="Calibri Light" officeooo:rsid="001fa27f" officeooo:paragraph-rsid="001fa27f" style:font-name-asian="Times New Roman1" style:font-name-complex="Times New Roman1" style:font-weight-complex="bold"/>
    </style:style>
    <style:style style:name="P30" style:family="paragraph" style:parent-style-name="List_20_Paragraph" style:list-style-name="WWNum25">
      <style:paragraph-properties fo:margin-top="0in" fo:margin-bottom="0in" loext:contextual-spacing="true" fo:line-height="0.2in" style:shadow="none"/>
      <style:text-properties fo:color="#000000" style:font-name="Calibri Light" officeooo:paragraph-rsid="0011d00d" style:font-name-asian="Times New Roman1" style:font-name-complex="Times New Roman1" style:font-weight-complex="bold"/>
    </style:style>
    <style:style style:name="P31" style:family="paragraph" style:parent-style-name="List_20_Paragraph" style:list-style-name="WWNum25">
      <style:paragraph-properties fo:margin-top="0in" fo:margin-bottom="0in" loext:contextual-spacing="true" fo:line-height="0.2in" style:shadow="none"/>
      <style:text-properties fo:color="#000000" style:font-name="Calibri Light" officeooo:paragraph-rsid="00162ca5"/>
    </style:style>
    <style:style style:name="P32" style:family="paragraph" style:parent-style-name="List_20_Paragraph" style:list-style-name="WWNum25">
      <style:paragraph-properties fo:margin-top="0in" fo:margin-bottom="0in" loext:contextual-spacing="true" fo:line-height="0.2in" style:shadow="none"/>
      <style:text-properties fo:font-variant="normal" fo:text-transform="none" fo:color="#000000" style:font-name="Calibri Light2" fo:letter-spacing="normal" fo:font-style="normal" fo:font-weight="normal" officeooo:rsid="00182a72" officeooo:paragraph-rsid="00162ca5" style:font-name-asian="Times New Roman1" style:font-weight-asian="normal" style:font-name-complex="Times New Roman1" style:font-weight-complex="normal"/>
    </style:style>
    <style:style style:name="P33" style:family="paragraph" style:parent-style-name="Frame_20_contents" style:master-page-name="Standard">
      <style:paragraph-properties fo:margin-top="0in" fo:margin-bottom="0in" loext:contextual-spacing="false" fo:line-height="100%" fo:text-align="start" style:justify-single-word="false" style:page-number="auto"/>
      <style:text-properties style:use-window-font-color="true" style:font-name="Lato Hairline" fo:font-size="42pt" officeooo:paragraph-rsid="0011d00d" style:font-name-asian="Times New Roman1" style:font-size-asian="42pt" style:font-name-complex="Times New Roman1" style:font-size-complex="42pt" style:font-weight-complex="bold"/>
    </style:style>
    <style:style style:name="P34" style:family="paragraph">
      <loext:graphic-properties draw:fill="none"/>
      <style:paragraph-properties fo:text-align="start"/>
      <style:text-properties fo:font-size="18pt"/>
    </style:style>
    <style:style style:name="P35" style:family="paragraph">
      <loext:graphic-properties draw:fill-color="#000000"/>
      <style:paragraph-properties fo:text-align="center"/>
    </style:style>
    <style:style style:name="T1" style:family="text">
      <style:text-properties fo:color="#000000" style:font-name="Calibri Light" fo:font-style="italic" style:font-name-asian="Times New Roman1" style:font-style-asian="italic" style:font-name-complex="Times New Roman1" style:font-weight-complex="bold"/>
    </style:style>
    <style:style style:name="T2" style:family="text">
      <style:text-properties fo:color="#000000" style:font-name="Calibri Light" fo:font-style="italic" fo:background-color="#ffffff" loext:char-shading-value="0" style:font-name-asian="Times New Roman1" style:font-style-asian="italic" style:font-name-complex="Times New Roman1" style:font-style-complex="italic"/>
    </style:style>
    <style:style style:name="T3" style:family="text">
      <style:text-properties fo:color="#000000" style:font-name="Calibri Light" style:font-name-asian="Times New Roman1" style:font-name-complex="Times New Roman1"/>
    </style:style>
    <style:style style:name="T4" style:family="text">
      <style:text-properties fo:color="#000000" style:font-name="Calibri Light" style:font-name-asian="Times New Roman1" style:font-name-complex="Times New Roman1" style:font-weight-complex="bold"/>
    </style:style>
    <style:style style:name="T5" style:family="text">
      <style:text-properties fo:color="#000000" style:font-name="Calibri Light" officeooo:rsid="0011d00d" style:font-name-asian="Times New Roman1" style:font-name-complex="Times New Roman1" style:font-weight-complex="bold"/>
    </style:style>
    <style:style style:name="T6" style:family="text">
      <style:text-properties fo:color="#000000" style:font-name="Calibri Light" officeooo:rsid="00243ec1" style:font-name-asian="Times New Roman1" style:font-name-complex="Times New Roman1" style:font-weight-complex="bold"/>
    </style:style>
    <style:style style:name="T7" style:family="text">
      <style:text-properties fo:color="#000000" style:font-name="Calibri Light" officeooo:rsid="002f825e" style:font-name-asian="Times New Roman1" style:font-name-complex="Times New Roman1" style:font-weight-complex="bold"/>
    </style:style>
    <style:style style:name="T8" style:family="text">
      <style:text-properties fo:color="#000000" style:font-name="Calibri Light" officeooo:rsid="002fbc15" style:font-name-asian="Times New Roman1" style:font-name-complex="Times New Roman1" style:font-weight-complex="bold"/>
    </style:style>
    <style:style style:name="T9" style:family="text">
      <style:text-properties fo:color="#000000" style:font-name="Calibri Light" officeooo:rsid="00374d35" style:font-name-asian="Times New Roman1" style:font-name-complex="Times New Roman1" style:font-weight-complex="bold"/>
    </style:style>
    <style:style style:name="T10" style:family="text">
      <style:text-properties fo:color="#000000" style:font-name="Calibri Light" officeooo:rsid="0026616e" style:font-name-asian="Times New Roman1" style:font-name-complex="Times New Roman1"/>
    </style:style>
    <style:style style:name="T11" style:family="text">
      <style:text-properties fo:color="#000000" style:font-name="Calibri Light" officeooo:rsid="002705aa" style:font-name-asian="Times New Roman1" style:font-name-complex="Times New Roman1"/>
    </style:style>
    <style:style style:name="T12" style:family="text">
      <style:text-properties fo:color="#000000" style:font-name="Calibri Light" fo:background-color="#ffffff" loext:char-shading-value="0" style:font-name-asian="Times New Roman1" style:font-name-complex="Times New Roman1"/>
    </style:style>
    <style:style style:name="T13" style:family="text">
      <style:text-properties fo:color="#000000" style:font-name="Calibri Light" fo:background-color="#ffffff" loext:char-shading-value="0" style:font-name-asian="Times New Roman1" style:font-name-complex="Times New Roman1" style:font-style-complex="italic"/>
    </style:style>
    <style:style style:name="T14" style:family="text">
      <style:text-properties fo:color="#000000" style:font-name="Calibri Light" officeooo:rsid="00219955" fo:background-color="#ffffff" loext:char-shading-value="0" style:font-name-asian="Times New Roman1" style:font-name-complex="Times New Roman1" style:font-style-complex="italic"/>
    </style:style>
    <style:style style:name="T15" style:family="text">
      <style:text-properties fo:color="#000000" style:font-name="Calibri Light" officeooo:rsid="0013dc92" fo:background-color="#ffffff" loext:char-shading-value="0" style:font-name-asian="Times New Roman1" style:font-name-complex="Times New Roman1"/>
    </style:style>
    <style:style style:name="T16" style:family="text">
      <style:text-properties fo:color="#000000" style:font-name="Calibri Light" officeooo:rsid="002f825e" fo:background-color="#ffffff" loext:char-shading-value="0" style:font-name-asian="Times New Roman1" style:font-name-complex="Times New Roman1"/>
    </style:style>
    <style:style style:name="T17" style:family="text">
      <style:text-properties fo:color="#000000" style:font-name-asian="Times New Roman1" style:font-name-complex="Times New Roman1" style:font-weight-complex="bold"/>
    </style:style>
    <style:style style:name="T18" style:family="text">
      <style:text-properties fo:color="#000000" officeooo:rsid="0010dfe8" style:font-name-asian="Times New Roman1" style:font-name-complex="Times New Roman1" style:font-weight-complex="bold"/>
    </style:style>
    <style:style style:name="T19" style:family="text">
      <style:text-properties fo:color="#000000" officeooo:rsid="0013dc92" style:font-name-asian="Times New Roman1" style:font-name-complex="Times New Roman1" style:font-weight-complex="bold"/>
    </style:style>
    <style:style style:name="T20" style:family="text">
      <style:text-properties fo:color="#000000" officeooo:rsid="001fa27f" style:font-name-asian="Times New Roman1" style:font-name-complex="Times New Roman1" style:font-weight-complex="bold"/>
    </style:style>
    <style:style style:name="T21" style:family="text">
      <style:text-properties fo:color="#000000" officeooo:rsid="00243ec1" style:font-name-asian="Times New Roman1" style:font-name-complex="Times New Roman1" style:font-weight-complex="bold"/>
    </style:style>
    <style:style style:name="T22" style:family="text">
      <style:text-properties fo:color="#000000" fo:background-color="#ffffff" loext:char-shading-value="0" style:font-name-asian="Times New Roman1" style:font-name-complex="Times New Roman1"/>
    </style:style>
    <style:style style:name="T23" style:family="text">
      <style:text-properties fo:color="#000000" style:font-name="Calibri Light2" style:font-name-asian="Times New Roman1" style:font-name-complex="Times New Roman1" style:font-weight-complex="bold"/>
    </style:style>
    <style:style style:name="T24" style:family="text">
      <style:text-properties fo:color="#000000" style:font-name="Calibri Light2" officeooo:rsid="00188ad8" style:font-name-asian="Times New Roman1" style:font-name-complex="Times New Roman1" style:font-weight-complex="bold"/>
    </style:style>
    <style:style style:name="T25" style:family="text">
      <style:text-properties fo:color="#000000" style:font-name="Segoe UI Semilight" fo:background-color="#ffffff" loext:char-shading-value="0" style:font-name-asian="Times New Roman1" style:font-name-complex="Times New Roman1"/>
    </style:style>
    <style:style style:name="T26" style:family="text">
      <style:text-properties fo:color="#000000" style:font-name="Segoe UI Semilight" fo:background-color="#ffffff" loext:char-shading-value="0" style:font-name-asian="Times New Roman1" style:font-name-complex="Times New Roman1" style:font-weight-complex="bold"/>
    </style:style>
    <style:style style:name="T27" style:family="text">
      <style:text-properties style:font-name="Calibri Light"/>
    </style:style>
    <style:style style:name="T28" style:family="text">
      <style:text-properties style:font-name="Calibri Light" fo:font-style="italic" style:font-style-asian="italic" style:font-style-complex="italic"/>
    </style:style>
    <style:style style:name="T29" style:family="text">
      <style:text-properties style:font-name="Calibri Light" style:font-style-complex="italic"/>
    </style:style>
    <style:style style:name="T30" style:family="text">
      <style:text-properties style:font-name="Calibri Light" officeooo:rsid="00319461" style:font-style-complex="italic"/>
    </style:style>
    <style:style style:name="T31" style:family="text">
      <style:text-properties style:font-name="Calibri Light" officeooo:rsid="00182a72"/>
    </style:style>
    <style:style style:name="T32" style:family="text">
      <style:text-properties style:font-name="Calibri Light" officeooo:rsid="001fa27f"/>
    </style:style>
    <style:style style:name="T33" style:family="text">
      <style:text-properties style:font-name="Calibri Light" officeooo:rsid="00250636"/>
    </style:style>
    <style:style style:name="T34" style:family="text">
      <style:text-properties style:font-name="Calibri Light" officeooo:rsid="002fbc15"/>
    </style:style>
    <style:style style:name="T35" style:family="text">
      <style:text-properties style:font-name="Calibri Light" officeooo:rsid="00374d35"/>
    </style:style>
    <style:style style:name="T36" style:family="text">
      <style:text-properties fo:color="#808080" style:font-name="Calibri Light2" officeooo:rsid="0013dc92" style:font-name-asian="Times New Roman1" style:font-name-complex="Times New Roman1" style:font-weight-complex="bold"/>
    </style:style>
    <style:style style:name="T37" style:family="text">
      <style:text-properties fo:color="#808080" style:font-name="Calibri Light2" officeooo:rsid="00144179" style:font-name-asian="Times New Roman1" style:font-name-complex="Times New Roman1" style:font-weight-complex="bold"/>
    </style:style>
    <style:style style:name="T38" style:family="text">
      <style:text-properties fo:color="#808080" style:font-name="Calibri Light2" officeooo:rsid="00250636" style:font-name-asian="Times New Roman1" style:font-name-complex="Times New Roman1" style:font-weight-complex="bold"/>
    </style:style>
    <style:style style:name="T39" style:family="text">
      <style:text-properties fo:color="#808080" style:text-position="super 58%" style:font-name="Calibri Light2" officeooo:rsid="0013dc92" style:font-name-asian="Times New Roman1" style:font-name-complex="Times New Roman1" style:font-weight-complex="bold"/>
    </style:style>
    <style:style style:name="T40" style:family="text">
      <style:text-properties fo:color="#808080" style:font-name="Calibri Light" fo:font-style="normal" style:font-name-asian="Times New Roman1" style:font-style-asian="normal" style:font-name-complex="Times New Roman1" style:font-style-complex="normal" style:font-weight-complex="bold"/>
    </style:style>
    <style:style style:name="T41" style:family="text">
      <style:text-properties fo:color="#808080" style:font-name="Calibri Light" fo:font-style="normal" officeooo:rsid="00144179" style:font-name-asian="Times New Roman1" style:font-style-asian="normal" style:font-name-complex="Times New Roman1" style:font-style-complex="normal" style:font-weight-complex="bold"/>
    </style:style>
    <style:style style:name="T42" style:family="text">
      <style:text-properties fo:color="#808080" style:font-name="Calibri Light" fo:font-style="normal" officeooo:rsid="0011d00d" style:font-name-asian="Times New Roman1" style:font-style-asian="normal" style:font-name-complex="Times New Roman1" style:font-style-complex="normal" style:font-weight-complex="bold"/>
    </style:style>
    <style:style style:name="T43" style:family="text">
      <style:text-properties fo:color="#808080" style:font-name="Calibri Light" fo:font-style="normal" officeooo:rsid="0013dc92" style:font-name-asian="Times New Roman1" style:font-style-asian="normal" style:font-name-complex="Times New Roman1" style:font-style-complex="normal" style:font-weight-complex="bold"/>
    </style:style>
    <style:style style:name="T44" style:family="text">
      <style:text-properties fo:color="#808080" style:font-name="Calibri Light" fo:font-style="normal" officeooo:rsid="001fa27f" style:font-name-asian="Times New Roman1" style:font-style-asian="normal" style:font-name-complex="Times New Roman1" style:font-style-complex="normal" style:font-weight-complex="bold"/>
    </style:style>
    <style:style style:name="T45" style:family="text">
      <style:text-properties fo:color="#808080" style:font-name="Calibri Light" fo:font-style="normal" officeooo:rsid="0024b8df" style:font-name-asian="Times New Roman1" style:font-style-asian="normal" style:font-name-complex="Times New Roman1" style:font-style-complex="normal" style:font-weight-complex="bold"/>
    </style:style>
    <style:style style:name="T46" style:family="text">
      <style:text-properties fo:color="#808080" style:font-name="Calibri Light" fo:font-style="normal" officeooo:rsid="002aaaa6" style:font-name-asian="Times New Roman1" style:font-style-asian="normal" style:font-name-complex="Times New Roman1" style:font-style-complex="normal" style:font-weight-complex="bold"/>
    </style:style>
    <style:style style:name="T47" style:family="text">
      <style:text-properties fo:color="#808080" style:font-name="Calibri Light" fo:font-style="normal" fo:background-color="#ffffff" loext:char-shading-value="0" style:font-name-asian="Times New Roman1" style:font-style-asian="normal" style:font-name-complex="Times New Roman1" style:font-style-complex="normal"/>
    </style:style>
    <style:style style:name="T48" style:family="text">
      <style:text-properties fo:color="#808080" style:font-name="Calibri Light" fo:font-style="normal" style:font-style-asian="normal" style:font-style-complex="normal"/>
    </style:style>
    <style:style style:name="T49" style:family="text">
      <style:text-properties fo:color="#808080" style:font-name="Calibri Light" fo:font-style="normal" officeooo:rsid="001aad1a" style:font-style-asian="normal" style:font-style-complex="normal"/>
    </style:style>
    <style:style style:name="T50" style:family="text">
      <style:text-properties fo:color="#808080" style:font-name="Calibri Light" fo:font-style="normal" officeooo:rsid="001d8970" style:font-style-asian="normal" style:font-style-complex="normal"/>
    </style:style>
    <style:style style:name="T51" style:family="text">
      <style:text-properties fo:color="#666666"/>
    </style:style>
    <style:style style:name="T52" style:family="text">
      <style:text-properties fo:color="#666666" style:text-position="super 58%" officeooo:rsid="001fa27f" style:font-name-asian="Times New Roman1" style:font-name-complex="Times New Roman1" style:font-weight-complex="bold"/>
    </style:style>
    <style:style style:name="T53" style:family="text">
      <style:text-properties fo:color="#666666" style:font-name-asian="Times New Roman1" style:font-name-complex="Times New Roman1" style:font-weight-complex="bold"/>
    </style:style>
    <style:style style:name="T54" style:family="text">
      <style:text-properties fo:color="#666666" officeooo:rsid="0013bb34" style:font-name-asian="Times New Roman1" style:font-name-complex="Times New Roman1" style:font-weight-complex="bold"/>
    </style:style>
    <style:style style:name="T55" style:family="text">
      <style:text-properties fo:color="#666666" officeooo:rsid="001fa27f" style:font-name-asian="Times New Roman1" style:font-name-complex="Times New Roman1" style:font-weight-complex="bold"/>
    </style:style>
    <style:style style:name="T56" style:family="text">
      <style:text-properties fo:color="#666666" officeooo:rsid="00144179" style:font-name-asian="Times New Roman1" style:font-name-complex="Times New Roman1" style:font-weight-complex="bold"/>
    </style:style>
    <style:style style:name="T57" style:family="text">
      <style:text-properties fo:color="#666666" fo:font-weight="normal" style:font-weight-asian="normal" style:font-weight-complex="normal"/>
    </style:style>
    <style:style style:name="T58" style:family="text">
      <style:text-properties fo:color="#666666" officeooo:rsid="0011d00d"/>
    </style:style>
    <style:style style:name="T59" style:family="text">
      <style:text-properties fo:color="#666666" officeooo:rsid="00144179"/>
    </style:style>
    <style:style style:name="T60" style:family="text">
      <style:text-properties officeooo:rsid="00144179"/>
    </style:style>
    <style:style style:name="T61" style:family="text">
      <style:text-properties officeooo:rsid="00159d25"/>
    </style:style>
    <style:style style:name="T62" style:family="text">
      <style:text-properties style:font-name-asian="Times New Roman1" style:font-name-complex="Times New Roman1"/>
    </style:style>
    <style:style style:name="T63" style:family="text">
      <style:text-properties officeooo:rsid="00159d25" style:font-name-asian="Times New Roman1" style:font-name-complex="Times New Roman1"/>
    </style:style>
    <style:style style:name="T64" style:family="text">
      <style:text-properties fo:font-variant="normal" fo:text-transform="none" style:font-name="Calibri Light2" fo:letter-spacing="normal" fo:font-style="normal" fo:font-weight="normal" style:font-weight-asian="normal" style:font-weight-complex="normal"/>
    </style:style>
    <style:style style:name="T65" style:family="text">
      <style:text-properties fo:font-variant="normal" fo:text-transform="none" style:font-name="Calibri Light2" fo:letter-spacing="normal" fo:font-style="normal" fo:font-weight="normal" officeooo:rsid="00162ca5" style:font-weight-asian="normal" style:font-weight-complex="normal"/>
    </style:style>
    <style:style style:name="T66" style:family="text">
      <style:text-properties fo:font-variant="normal" fo:text-transform="none" style:font-name="Calibri Light2" fo:letter-spacing="normal" fo:font-style="normal" fo:font-weight="normal" officeooo:rsid="00182a72" style:font-weight-asian="normal" style:font-weight-complex="normal"/>
    </style:style>
    <style:style style:name="T67" style:family="text">
      <style:text-properties fo:font-variant="normal" fo:text-transform="none" style:font-name="Calibri Light2" fo:letter-spacing="normal" fo:font-style="normal" fo:font-weight="normal" officeooo:rsid="001fa27f" style:font-weight-asian="normal" style:font-weight-complex="normal"/>
    </style:style>
    <style:style style:name="T68" style:family="text">
      <style:text-properties fo:font-variant="normal" fo:text-transform="none" style:font-name="Calibri Light2" fo:letter-spacing="normal" fo:font-style="normal" fo:font-weight="normal" officeooo:rsid="00250636" style:font-weight-asian="normal" style:font-weight-complex="normal"/>
    </style:style>
    <style:style style:name="T69" style:family="text">
      <style:text-properties fo:font-variant="normal" fo:text-transform="none" style:font-name="Calibri Light2" fo:letter-spacing="normal" fo:font-style="normal" fo:font-weight="normal" officeooo:rsid="00374d35" style:font-weight-asian="normal" style:font-weight-complex="normal"/>
    </style:style>
    <style:style style:name="T70" style:family="text">
      <style:text-properties fo:font-variant="normal" fo:text-transform="none" fo:color="#000000" style:font-name="Calibri Light" fo:letter-spacing="normal" fo:language="en" fo:country="US" fo:font-style="normal" fo:font-weight="normal" officeooo:rsid="0026616e" style:font-name-asian="Times New Roman1" style:font-name-complex="Times New Roman1"/>
    </style:style>
    <style:style style:name="T71" style:family="text">
      <style:text-properties fo:font-variant="normal" fo:text-transform="none" fo:color="#000000" style:font-name="Calibri Light" fo:letter-spacing="normal" officeooo:rsid="00243ec1" style:font-name-asian="Times New Roman1" style:font-name-complex="Times New Roman1" style:font-weight-complex="bold"/>
    </style:style>
    <style:style style:name="T72" style:family="text">
      <style:text-properties fo:font-variant="normal" fo:text-transform="none" fo:color="#000000" style:font-name="Calibri Light" fo:letter-spacing="normal" officeooo:rsid="00374d35" style:font-name-asian="Times New Roman1" style:font-name-complex="Times New Roman1" style:font-weight-complex="bold"/>
    </style:style>
    <style:style style:name="T73" style:family="text">
      <style:text-properties officeooo:rsid="00182a72"/>
    </style:style>
    <style:style style:name="T74" style:family="text">
      <style:text-properties style:font-name="Lato Hairline1"/>
    </style:style>
    <style:style style:name="T75" style:family="text">
      <style:text-properties officeooo:rsid="001fa27f"/>
    </style:style>
    <style:style style:name="T76" style:family="text">
      <style:text-properties officeooo:rsid="00219955"/>
    </style:style>
    <style:style style:name="T77" style:family="text">
      <style:text-properties officeooo:rsid="0022a991"/>
    </style:style>
    <style:style style:name="T78" style:family="text">
      <style:text-properties officeooo:rsid="0027e78a"/>
    </style:style>
    <style:style style:name="T79" style:family="text">
      <style:text-properties officeooo:rsid="0029b184"/>
    </style:style>
    <style:style style:name="T80" style:family="text">
      <style:text-properties officeooo:rsid="002aaaa6"/>
    </style:style>
    <style:style style:name="T81" style:family="text">
      <style:text-properties officeooo:rsid="002c84d4"/>
    </style:style>
    <style:style style:name="T82" style:family="text">
      <style:text-properties fo:font-style="normal" style:font-name-asian="Times New Roman1" style:font-style-asian="normal" style:font-name-complex="Times New Roman1" style:font-style-complex="normal"/>
    </style:style>
    <style:style style:name="T83" style:family="text">
      <style:text-properties fo:font-style="normal" officeooo:rsid="000f989d" style:font-name-asian="Times New Roman1" style:font-style-asian="normal" style:font-name-complex="Times New Roman1" style:font-style-complex="normal"/>
    </style:style>
    <style:style style:name="T84" style:family="text">
      <style:text-properties fo:font-style="italic" officeooo:rsid="000f989d" style:font-name-asian="Times New Roman1" style:font-style-asian="italic" style:font-name-complex="Times New Roman1"/>
    </style:style>
    <style:style style:name="fr1" style:family="graphic" style:parent-style-name="Frame">
      <style:graphic-properties style:vertical-pos="from-top" style:vertical-rel="paragraph" style:horizontal-pos="right" style:horizontal-rel="page-content" draw:opacity="0%" fo:padding="0.0591in" fo:border="none" draw:textarea-vertical-align="top"/>
    </style:style>
    <style:style style:name="gr1" style:family="graphic">
      <style:graphic-properties draw:stroke="none" svg:stroke-width="0.0102in" draw:stroke-linejoin="miter" draw:fill="none" draw:textarea-vertical-align="top" draw:auto-grow-height="false" fo:min-height="0.7083in" fo:min-width="4.3283in" fo:padding-top="0.05in" fo:padding-bottom="0.05in" fo:padding-left="0.1in" fo:padding-right="0.1in" fo:wrap-option="wrap" fo:margin-left="0.1252in" fo:margin-right="0.1252in" fo:margin-top="0.05in" fo:margin-bottom="0.05in" style:run-through="foreground" style:wrap="parallel" style:number-wrapped-paragraphs="no-limit" style:wrap-contour="false" style:vertical-pos="from-top" style:vertical-rel="paragraph" style:horizontal-pos="right" style:horizontal-rel="page-content" draw:wrap-influence-on-position="once-concurrent" style:flow-with-text="false"/>
    </style:style>
    <style:style style:name="gr2" style:family="graphic">
      <style:graphic-properties svg:stroke-width="0in" svg:stroke-color="#808080" draw:marker-start-width="0.139in" draw:marker-end-width="0.139in" draw:fill-color="#000000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draw:custom-shape text:anchor-type="paragraph" draw:z-index="0" draw:name="Text Box 2" draw:style-name="gr1" draw:text-style-name="P34" svg:width="4.528in" svg:height="0.8079in" svg:x="2.8465in" svg:y="0.007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3" text:anchor-type="paragraph" svg:y="0.0665in" svg:width="4.5744in" svg:height="0.6618in" draw:z-index="1"><draw:text-box><text:p text:style-name="P19">thung1@binghamton.edu <text:s text:c="6"/>(646) 436-9103</text:p><text:p text:style-name="P20"><text:span text:style-name="T62">timhung.me </text:span><text:span text:style-name="T63"><text:tab/></text:span><text:span text:style-name="T62"> <text:tab/><text:tab/> <text:s text:c="2"/>github.com/AvocadosConstant</text:span></text:p><text:p text:style-name="P18">linkedin.com/in/timhung1 <text:s text:c="2"/><text:tab/> <text:s text:c="2"/>devpost.com/AvocadosConstant</text:p></draw:text-box></draw:frame><draw:line text:anchor-type="paragraph" draw:z-index="2" draw:style-name="gr2" draw:text-style-name="P35" svg:x1="2.6709in" svg:y1="0.0008in" svg:x2="2.6709in" svg:y2="0.7299in"><text:p/></draw:line><text:span text:style-name="T74">Tim Hung</text:span> </text:p>
      <text:p text:style-name="P12">Education</text:p>
      <text:p text:style-name="P3">Binghamton University, State University of New York, Thomas J. Watson School of Engineering and Applied Science</text:p>
      <text:p text:style-name="P13"><text:span text:style-name="T82">Bachelor of Science in Computer Science and Bachelor of Arts in Mathematic</text:span><text:span text:style-name="T83">s</text:span><text:span text:style-name="T84"><text:tab/><text:tab/><text:tab/> <text:s text:c="10"/></text:span><text:span text:style-name="T62">Expected May ‘18</text:span></text:p>
      <text:p text:style-name="P11"><text:span text:style-name="T3"><text:tab/>Lyle &amp; Dorothy Feisel Scholarship | Univers</text:span><text:bookmark text:name="_GoBack"/><text:span text:style-name="T3">ity Scholars Program (Top 2%) </text:span><text:span text:style-name="T10">| </text:span><text:bookmark text:name="firstHeading"/><text:span text:style-name="T70">ΠM</text:span><text:span text:style-name="T11">E M</text:span><text:span text:style-name="T10">ath Honor Society</text:span><text:span text:style-name="T3"> </text:span></text:p>
      <text:p text:style-name="P17">Skills</text:p>
      <text:p text:style-name="P22"><text:span text:style-name="T21">Coursework</text:span><text:span text:style-name="T4"> <text:tab/></text:span><text:span text:style-name="T6">Data Structures, Algorithms, Automata Theory, Operating Systems, Graph Theory, </text:span><text:span text:style-name="T8">Combinatorics</text:span></text:p>
      <text:p text:style-name="P27"><text:span text:style-name="T17">Technical</text:span><text:span text:style-name="T4"> <text:tab/>Java, JavaScript, C++, C, </text:span><text:span text:style-name="T6">C</text:span><text:span text:style-name="T71">♯, HTML, CSS , </text:span><text:span text:style-name="T72">Python</text:span></text:p>
      <text:p text:style-name="P27"><text:span text:style-name="T18">T</text:span><text:span text:style-name="T17">ools</text:span><text:span text:style-name="T4"> <text:tab/><text:tab/></text:span><text:span text:style-name="T5">Node.js, </text:span><text:span text:style-name="T9">Open CV, </text:span><text:span text:style-name="T4">UNIX Command Line, Git, </text:span><text:span text:style-name="T5">Vim, </text:span><text:span text:style-name="T6">MS Azure, </text:span><text:span text:style-name="T4">Adobe CS6</text:span></text:p>
      <text:p text:style-name="P21"><text:span text:style-name="T17">Languages</text:span><text:span text:style-name="T4"> <text:tab/></text:span><text:span text:style-name="T40">Fluen</text:span><text:span text:style-name="T41">t</text:span><text:span text:style-name="T40">: </text:span><text:span text:style-name="T4">English, Mandarin Chinese | </text:span><text:span text:style-name="T40">Proficient: </text:span><text:span text:style-name="T4">Spanish, Taiwanese Hokkien</text:span></text:p>
      <text:p text:style-name="P16">Experience</text:p>
      <text:p text:style-name="P1">Microsoft Corporation<text:tab/><text:tab/><text:tab/><text:tab/><text:tab/><text:tab/><text:tab/><text:tab/><text:tab/><text:tab/><text:tab/> <text:s text:c="2"/><text:span text:style-name="T78">Bellevue</text:span>, WA</text:p>
      <text:p text:style-name="P6"><text:span text:style-name="T49">Cortana</text:span><text:span text:style-name="T48"> Developer/P</text:span><text:span text:style-name="T50">roduct </text:span><text:span text:style-name="T48">M</text:span><text:span text:style-name="T50">anager</text:span><text:span text:style-name="T48"> Intern <text:s/></text:span><text:span text:style-name="T28"><text:tab/><text:tab/><text:tab/><text:tab/><text:tab/> <text:s text:c="11"/><text:tab/><text:tab/> <text:s text:c="10"/></text:span><text:span text:style-name="T29">May ’16 – </text:span><text:span text:style-name="T30">Aug '16</text:span></text:p>
      <text:list xml:id="list1173417895145211097" text:style-name="WWNum25">
        <text:list-item>
          <text:p text:style-name="P24">Developed platform to extend Cortana compatibility with over 300 new services in a team of 3</text:p>
        </text:list-item>
      </text:list>
      <text:p text:style-name="P2">Binghamton University Computer Science Department<text:tab/><text:tab/><text:tab/><text:tab/><text:tab/> <text:s text:c="9"/>Binghamton, NY</text:p>
      <text:p text:style-name="P9"><text:span text:style-name="T47">Course Assistant for CS-140: Object Oriented Programming <text:s/></text:span><text:span text:style-name="T2"><text:tab/><text:tab/><text:tab/><text:tab/><text:tab/> <text:s text:c="13"/></text:span><text:span text:style-name="T13">Sep ’15 – </text:span><text:span text:style-name="T14">Jan '16</text:span></text:p>
      <text:list xml:id="list213640941952885" text:continue-numbering="true" text:style-name="WWNum25">
        <text:list-item>
          <text:p text:style-name="P25">Guide<text:span text:style-name="T77">d</text:span>, <text:span text:style-name="T77">taught</text:span>, and grade<text:span text:style-name="T77">d</text:span> class of <text:span text:style-name="T81">30</text:span> students during weekly Java lab session<text:span text:style-name="T79">s</text:span></text:p>
        </text:list-item>
        <text:list-item>
          <text:p text:style-name="P25">H<text:span text:style-name="T77">e</text:span>ld weekly office hours to assist and review coursework with students</text:p>
        </text:list-item>
      </text:list>
      <text:p text:style-name="P2">Binghamton University Information Technology Services<text:tab/><text:tab/><text:tab/><text:tab/> <text:s text:c="21"/>Binghamton, NY</text:p>
      <text:p text:style-name="P9"><text:span text:style-name="T47">Residential Computer Consultant </text:span><text:span text:style-name="T2"><text:tab/><text:tab/><text:tab/><text:tab/><text:tab/><text:tab/><text:tab/><text:tab/> <text:s text:c="10"/></text:span><text:span text:style-name="T13">Aug ’15 – </text:span><text:span text:style-name="T14">May '16</text:span></text:p>
      <text:list xml:id="list213641003721665" text:continue-numbering="true" text:style-name="WWNum25">
        <text:list-item>
          <text:p text:style-name="P23">Provide<text:span text:style-name="T76">d</text:span> house calls <text:span text:style-name="T60">for</text:span> students <text:span text:style-name="T60">to</text:span> troubleshoot technical problems</text:p>
        </text:list-item>
      </text:list>
      <text:p text:style-name="P8"><text:span text:style-name="T26">Binghamton ACM Student Chapter</text:span><text:span text:style-name="T25"> Executive Board<text:tab/><text:tab/><text:tab/><text:tab/><text:tab/><text:tab/> <text:s text:c="9"/>Binghamton, NY</text:span><text:span text:style-name="T22"><text:tab/></text:span></text:p>
      <text:p text:style-name="P9"><text:span text:style-name="T47">Marketing and Public Relations Chair </text:span><text:span text:style-name="T12"><text:tab/><text:tab/><text:tab/><text:tab/><text:tab/><text:tab/><text:tab/><text:tab/> <text:s text:c="13"/>Jan ’15 - Present</text:span></text:p>
      <text:list xml:id="list213640850303756" text:continue-numbering="true" text:style-name="WWNum25">
        <text:list-item>
          <text:p text:style-name="P23">Manage social media pages and <text:span text:style-name="T78">l</text:span>istserv with an outreach of over 500 members <text:span text:style-name="T78">to promote computer science</text:span></text:p>
        </text:list-item>
        <text:list-item>
          <text:p text:style-name="P26"><text:span text:style-name="T15">W</text:span><text:span text:style-name="T12">rite </text:span><text:span text:style-name="T15">and organize </text:span><text:span text:style-name="T12">questions for monthly ACM Programming Competitions </text:span><text:span text:style-name="T16">and weekly workshops</text:span></text:p>
        </text:list-item>
      </text:list>
      <text:p text:style-name="P16">Projects</text:p>
      <text:p text:style-name="P14"><text:span text:style-name="T20">My Facebook Home</text:span><text:span text:style-name="T17"> </text:span><text:span text:style-name="T54">| </text:span><text:span text:style-name="T55">HackDFW</text:span><text:span text:style-name="T53"> </text:span><text:span text:style-name="T56">| </text:span><text:span text:style-name="T55">1</text:span><text:span text:style-name="T52">st</text:span><text:span text:style-name="T55"> </text:span><text:span text:style-name="T53">Place </text:span><text:span text:style-name="T55">out of</text:span><text:span text:style-name="T53"> </text:span><text:span text:style-name="T55">over 350 competitors</text:span><text:span text:style-name="T17"> <text:s text:c="4"/><text:tab/> <text:s text:c="15"/><text:tab/><text:tab/> <text:s text:c="7"/></text:span><text:span text:style-name="T20">Dallas, TX</text:span></text:p>
      <text:p text:style-name="P10"><text:span text:style-name="T45">Full Stack </text:span><text:span text:style-name="T44">Developer</text:span><text:span text:style-name="T4"><text:tab/><text:tab/><text:tab/><text:tab/><text:tab/><text:tab/><text:tab/> <text:s text:c="14"/><text:tab/><text:tab/><text:tab/><text:tab/> </text:span><text:span text:style-name="T7">Apr</text:span><text:span text:style-name="T4"> ‘1</text:span><text:span text:style-name="T7">6</text:span></text:p>
      <text:list xml:id="list213642020883322" text:continue-numbering="true" text:style-name="WWNum25">
        <text:list-item>
          <text:p text:style-name="P28"><text:span text:style-name="T31">Developed</text:span><text:span text:style-name="T27"> </text:span><text:span text:style-name="T32">a home automation chat bot for Facebook Messenger in 24 hours </text:span><text:span text:style-name="T35">in</text:span><text:span text:style-name="T31"> a team of </text:span><text:span text:style-name="T34">3</text:span></text:p>
        </text:list-item>
        <text:list-item>
          <text:p text:style-name="P29">Wrote a<text:span text:style-name="T80">n</text:span> NLP backend to parse command recognition and a web client to serve as <text:span text:style-name="T80">a </text:span>home security camera</text:p>
        </text:list-item>
      </text:list>
      <text:p text:style-name="P5">dinotes <text:span text:style-name="T57">| Hack the Dinos</text:span><text:tab/><text:tab/><text:tab/><text:tab/><text:tab/><text:tab/><text:tab/> American Museum of Natural History</text:p>
      <text:p text:style-name="P9"><text:span text:style-name="T42">Front End </text:span><text:span text:style-name="T40">Developer</text:span><text:span text:style-name="T1"><text:tab/><text:tab/><text:tab/></text:span><text:span text:style-name="T4"><text:tab/><text:tab/><text:tab/><text:tab/><text:tab/><text:tab/><text:tab/><text:tab/> <text:s text:c="3"/><text:tab/></text:span><text:span text:style-name="T5">Nov</text:span><text:span text:style-name="T4"> ‘15</text:span></text:p>
      <text:list xml:id="list213641960900097" text:continue-numbering="true" text:style-name="WWNum25">
        <text:list-item>
          <text:p text:style-name="P31"><text:span text:style-name="T64">Create</text:span><text:span text:style-name="T65">d</text:span><text:span text:style-name="T64"> </text:span><text:span text:style-name="T65">a field notebook web app t</text:span><text:span text:style-name="T64">o </text:span><text:span text:style-name="T65">aid paleontologists i</text:span><text:span text:style-name="T64">n </text:span><text:span text:style-name="T65">d</text:span><text:span text:style-name="T64">ocumenting </text:span><text:span text:style-name="T65">e</text:span><text:span text:style-name="T64">xpeditions </text:span><text:span text:style-name="T69">in </text:span><text:span text:style-name="T65"><text:s/>a team </text:span><text:span text:style-name="T66">of </text:span><text:span text:style-name="T67">5</text:span></text:p>
        </text:list-item>
        <text:list-item>
          <text:p text:style-name="P32">Built <text:span text:style-name="T75">cross</text:span>-device friendly <text:span text:style-name="T75">web client</text:span> with responsive design <text:span text:style-name="T80">using Materialize.css</text:span></text:p>
        </text:list-item>
      </text:list>
      <text:p text:style-name="P4">numismatic <text:span text:style-name="T58">| </text:span><text:span text:style-name="T51">HackBU </text:span><text:span text:style-name="T59">|</text:span><text:span text:style-name="T51"> ‘It Just Works” Prize from Google</text:span><text:tab/><text:tab/><text:tab/><text:tab/><text:tab/>Binghamton University</text:p>
      <text:p text:style-name="P9"><text:span text:style-name="T40">Full Stack Developer</text:span><text:span text:style-name="T1"><text:tab/><text:tab/><text:tab/></text:span><text:span text:style-name="T4"><text:tab/><text:tab/><text:tab/><text:tab/><text:tab/><text:tab/><text:tab/><text:tab/> <text:s text:c="3"/><text:tab/>Mar ‘15</text:span></text:p>
      <text:list xml:id="list213641847715476" text:continue-numbering="true" text:style-name="WWNum25">
        <text:list-item>
          <text:p text:style-name="P30"><text:span text:style-name="T73">Developed</text:span> a Google Chrome extension that converts currency in-line on web pages to a user’s preferred currency</text:p>
        </text:list-item>
        <text:list-item>
          <text:p text:style-name="P30">Implemented Chrome and currency conversion APIs, and wrote in JavaScript, HTML, and CSS</text:p>
        </text:list-item>
      </text:list>
      <text:p text:style-name="P4">Never Leave Terminal <text:span text:style-name="T58">| </text:span><text:span text:style-name="T51">hackNY 11 </text:span><text:span text:style-name="T59">| </text:span><text:span text:style-name="T51">Most API’s Prize</text:span><text:tab/><text:tab/><text:tab/><text:tab/><text:tab/><text:tab/> <text:s text:c="3"/>Columbia University</text:p>
      <text:p text:style-name="P9"><text:span text:style-name="T46">Back End</text:span><text:span text:style-name="T43"> </text:span><text:span text:style-name="T40">Developer</text:span><text:span text:style-name="T1"><text:tab/><text:tab/><text:tab/><text:tab/><text:tab/><text:tab/><text:tab/><text:tab/><text:tab/><text:tab/><text:tab/><text:tab/></text:span><text:span text:style-name="T4">Mar ‘15</text:span></text:p>
      <text:list xml:id="list213641987913989" text:continue-numbering="true" text:style-name="WWNum25">
        <text:list-item>
          <text:p text:style-name="P30">Created a command line app <text:span text:style-name="T61">to</text:span> text, shop, transfer money, and more from terminal <text:span text:style-name="T61">in a team of 2</text:span></text:p>
        </text:list-item>
        <text:list-item>
          <text:p text:style-name="P30"><text:span text:style-name="T73">Utilized</text:span> etsy, twilio, blockchain, giphy, and artsy API’s using <text:span text:style-name="T73">N</text:span>ode.js with npm</text:p>
        </text:list-item>
      </text:list>
      <text:p text:style-name="P16">Competitions</text:p>
      <text:p text:style-name="P15"><text:span text:style-name="T17">ACM Regional Collegiate Programming Competition (ICPC) at Queens College<text:tab/><text:tab/><text:tab/><text:tab/><text:tab/></text:span><text:span text:style-name="T23">Nov </text:span><text:span text:style-name="T4">‘</text:span><text:span text:style-name="T23">1</text:span><text:span text:style-name="T24">5</text:span></text:p>
      <text:p text:style-name="P7"><text:span text:style-name="T17">ACM Programming Competition at Binghamton University </text:span><text:span text:style-name="T36">| 3</text:span><text:span text:style-name="T39">rd</text:span><text:span text:style-name="T36"> overall </text:span><text:span text:style-name="T38">and</text:span><text:span text:style-name="T36"> freshman prize</text:span><text:span text:style-name="T17"><text:tab/><text:tab/><text:tab/></text:span><text:span text:style-name="T4">Dec ‘14</text:span></text:p>
      <text:p text:style-name="P7"><text:span text:style-name="T17">ACM Regional Collegiate Programming Competition (ICPC) at St. Joseph’s College<text:tab/> </text:span><text:span text:style-name="T36">| 4</text:span><text:span text:style-name="T39">th</text:span><text:span text:style-name="T36"> fr</text:span><text:span text:style-name="T37">e</text:span><text:span text:style-name="T36">sh/soph team</text:span><text:span text:style-name="T19"><text:tab/></text:span><text:span text:style-name="T17"><text:tab/></text:span><text:span text:style-name="T4">Nov ‘1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 Light1" svg:font-family="'Calibri Light'" style:font-pitch="variable"/>
    <style:font-face style:name="Calibri Light2" svg:font-family="'Calibri Light'" style:font-adornments="Light" style:font-pitch="variable"/>
    <style:font-face style:name="Lato Hairline1" svg:font-family="'Lato Hairline'" style:font-pitch="variable"/>
    <style:font-face style:name="Lato Thin" svg:font-family="'Lato Thin'" style:font-pitch="variable"/>
    <style:font-face style:name="Lato Thin1" svg:font-family="'Lato Thin'" style:font-adornments="Thin" style:font-pitch="variable"/>
    <style:font-face style:name="Segoe UI Semilight" svg:font-family="'Segoe UI Semilight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ato Hairline" svg:font-family="'Lato Hairlin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my-resume" style:family="paragraph" style:parent-style-name="Standard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pple-tab-span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fo:font-size="10pt" fo:font-weight="bold" style:font-size-asian="10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1" style:num-suffix="" text:bullet-char="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3in" fo:margin-left="0.5in" fo:margin-right="0.5in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account</meta:initial-creator>
    <meta:editing-cycles>46</meta:editing-cycles>
    <meta:print-date>2015-04-28T02:00:00</meta:print-date>
    <meta:creation-date>2014-11-04T03:52:00</meta:creation-date>
    <dc:date>2016-09-22T21:36:39.889326086</dc:date>
    <meta:editing-duration>PT7H57M59S</meta:editing-duration>
    <meta:generator>LibreOffice/5.1.4.2$Linux_X86_64 LibreOffice_project/10m0$Build-2</meta:generator>
    <meta:document-statistic meta:table-count="0" meta:image-count="0" meta:object-count="0" meta:page-count="1" meta:paragraph-count="49" meta:word-count="492" meta:character-count="3515" meta:non-whitespace-character-count="275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